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3.68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Schneider Electric LC1DO9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ie_001, ie_00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Bloc de contactes auxiliars F4-22 y TRG-DN22 per a contactor LC1DO9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Ie_001, ie_00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Telemecanique LC1KO9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ie_00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Bloc de contactes auxiliares LA1-KN11 per a contactor LC1KO9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ie_00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AEG LS11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ie_003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Terasaki CNI254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Ie_00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 office:value-type="string" calcext:value-type="string">
            <text:p>Contactor Spercher + Schuh CA3-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9"/>
        </table:table-row>
        <table:table-row table:style-name="ro1" table:number-rows-repeated="3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 table:number-rows-repeated="3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0.00.0000</text:date>, <text:time style:data-style-name="N2" text:time-value="20:08:30.61820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1T20:37:06.871149071</dc:date>
    <meta:editing-duration>PT19M16S</meta:editing-duration>
    <meta:editing-cycles>9</meta:editing-cycles>
    <meta:document-statistic meta:table-count="1" meta:cell-count="25" meta:object-count="0"/>
  </office:meta>
</office:document-meta>
</file>